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rewniverse" svg:font-family="Crewnivers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6pt" officeooo:rsid="000ae677" officeooo:paragraph-rsid="000ae677" style:font-size-asian="14pt" style:font-size-complex="16pt"/>
    </style:style>
    <style:style style:name="P2" style:family="paragraph" style:parent-style-name="Standard">
      <style:paragraph-properties fo:text-align="start" style:justify-single-word="false"/>
      <style:text-properties style:font-name="Verdana" fo:font-size="16pt" officeooo:rsid="000ae677" officeooo:paragraph-rsid="000ae677" style:font-size-asian="14pt" style:font-size-complex="16pt"/>
    </style:style>
    <style:style style:name="P3" style:family="paragraph" style:parent-style-name="Standard">
      <style:paragraph-properties fo:text-align="start" style:justify-single-word="false"/>
      <style:text-properties style:font-name="Verdana" fo:font-size="16pt" officeooo:rsid="000ae677" officeooo:paragraph-rsid="000ccfd8" style:font-size-asian="14pt" style:font-size-complex="16pt"/>
    </style:style>
    <style:style style:name="P4" style:family="paragraph" style:parent-style-name="Standard">
      <style:paragraph-properties fo:text-align="start" style:justify-single-word="false"/>
      <style:text-properties style:font-name="Verdana" fo:font-size="16pt" officeooo:rsid="000ccfd8" officeooo:paragraph-rsid="000ccfd8" style:font-size-asian="14pt" style:font-size-complex="16pt"/>
    </style:style>
    <style:style style:name="P5" style:family="paragraph" style:parent-style-name="Standard">
      <style:paragraph-properties fo:text-align="start" style:justify-single-word="false"/>
      <style:text-properties style:font-name="Verdana" fo:font-size="16pt" style:text-underline-style="solid" style:text-underline-width="auto" style:text-underline-color="font-color" officeooo:rsid="000ccfd8" officeooo:paragraph-rsid="000ccfd8" style:font-size-asian="14pt" style:font-size-complex="16pt"/>
    </style:style>
    <style:style style:name="P6" style:family="paragraph" style:parent-style-name="Standard">
      <style:paragraph-properties fo:text-align="start" style:justify-single-word="false"/>
      <style:text-properties style:font-name="Verdana" fo:font-size="14pt" officeooo:rsid="000ae677" officeooo:paragraph-rsid="000ae677" style:font-size-asian="14pt" style:font-size-complex="14pt"/>
    </style:style>
    <style:style style:name="P7" style:family="paragraph" style:parent-style-name="Standard">
      <style:paragraph-properties fo:text-align="start" style:justify-single-word="false"/>
      <style:text-properties style:font-name="Verdana" fo:font-size="14pt" officeooo:rsid="0017ceea" officeooo:paragraph-rsid="00196d2b" style:font-size-asian="12.25pt" style:font-size-complex="14pt"/>
    </style:style>
    <style:style style:name="P8" style:family="paragraph" style:parent-style-name="Standard">
      <style:paragraph-properties fo:text-align="center" style:justify-single-word="false"/>
      <style:text-properties style:font-name="Crewniverse" fo:font-size="32pt" officeooo:rsid="000ae677" officeooo:paragraph-rsid="000ae677" style:font-size-asian="28pt" style:font-size-complex="32pt"/>
    </style:style>
    <style:style style:name="P9" style:family="paragraph" style:parent-style-name="Standard">
      <style:paragraph-properties fo:text-align="start" style:justify-single-word="false"/>
      <style:text-properties style:font-name="Verdana" fo:font-size="16pt" officeooo:rsid="001ccd4e" officeooo:paragraph-rsid="001f4b18" style:font-size-asian="14pt" style:font-size-complex="16pt"/>
    </style:style>
    <style:style style:name="P10" style:family="paragraph" style:parent-style-name="Standard">
      <style:paragraph-properties fo:text-align="center" style:justify-single-word="false"/>
      <style:text-properties style:font-name="Verdana" fo:font-size="15pt" officeooo:rsid="0020d0e2" officeooo:paragraph-rsid="0020d0e2" style:font-size-asian="15pt" style:font-size-complex="15pt"/>
    </style:style>
    <style:style style:name="P11" style:family="paragraph" style:parent-style-name="Standard">
      <style:paragraph-properties fo:text-align="start" style:justify-single-word="false"/>
      <style:text-properties style:font-name="Verdana" fo:font-size="14pt" officeooo:rsid="0017ceea" officeooo:paragraph-rsid="00196d2b" style:font-size-asian="12.25pt" style:font-size-complex="14pt"/>
    </style:style>
    <style:style style:name="P12" style:family="paragraph" style:parent-style-name="Standard">
      <style:paragraph-properties fo:text-align="start" style:justify-single-word="false"/>
      <style:text-properties style:font-name="Verdana" fo:font-size="14pt" officeooo:rsid="000ccfd8" officeooo:paragraph-rsid="000ccfd8" style:font-size-asian="14pt" style:font-size-complex="14pt"/>
    </style:style>
    <style:style style:name="T1" style:family="text">
      <style:text-properties officeooo:rsid="000e8e9b"/>
    </style:style>
    <style:style style:name="T2" style:family="text">
      <style:text-properties fo:font-size="14pt" style:font-size-complex="14pt"/>
    </style:style>
    <style:style style:name="T3" style:family="text">
      <style:text-properties fo:font-size="14pt" officeooo:rsid="000e8e9b" style:font-size-complex="14pt"/>
    </style:style>
    <style:style style:name="T4" style:family="text">
      <style:text-properties fo:font-size="14pt" officeooo:rsid="0017ceea" style:font-size-complex="14pt"/>
    </style:style>
    <style:style style:name="T5" style:family="text">
      <style:text-properties fo:font-size="14pt" officeooo:rsid="00196d2b" style:font-size-complex="14pt"/>
    </style:style>
    <style:style style:name="T6" style:family="text">
      <style:text-properties fo:font-size="14pt" officeooo:rsid="00224789" style:font-size-complex="14pt"/>
    </style:style>
    <style:style style:name="T7" style:family="text">
      <style:text-properties fo:font-size="14pt" style:text-underline-style="solid" style:text-underline-width="auto" style:text-underline-color="font-color" officeooo:rsid="0017ceea" style:font-size-complex="14pt"/>
    </style:style>
    <style:style style:name="T8" style:family="text">
      <style:text-properties fo:font-size="14pt" style:text-underline-style="solid" style:text-underline-width="auto" style:text-underline-color="font-color" officeooo:rsid="00196d2b" style:font-size-complex="14pt"/>
    </style:style>
    <style:style style:name="T9" style:family="text">
      <style:text-properties officeooo:rsid="0017ceea"/>
    </style:style>
    <style:style style:name="T10" style:family="text">
      <style:text-properties officeooo:rsid="00196d2b"/>
    </style:style>
    <style:style style:name="T11" style:family="text">
      <style:text-properties fo:font-size="15pt" officeooo:rsid="00196d2b" style:font-size-asian="15pt" style:font-size-complex="15pt"/>
    </style:style>
    <style:style style:name="T12" style:family="text">
      <style:text-properties fo:font-style="italic" officeooo:rsid="00196d2b"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officeooo:rsid="0017ceea"/>
    </style:style>
    <style:style style:name="T16" style:family="text">
      <style:text-properties officeooo:rsid="001f2b80"/>
    </style:style>
    <style:style style:name="T17" style:family="text">
      <style:text-properties officeooo:rsid="001f4b18"/>
    </style:style>
    <style:style style:name="T18" style:family="text">
      <style:text-properties officeooo:rsid="0022595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em Universe</text:p>
      <text:p text:style-name="P1"/>
      <text:p text:style-name="P10">"<text:span text:style-name="T18">Leader” - </text:span><text:a xlink:type="simple" xlink:href="mailto:sethr@rpi.edu" text:style-name="Internet_20_link" text:visited-style-name="Visited_20_Internet_20_Link">sethr@rpi.edu</text:a> </text:p>
      <text:p text:style-name="P2"><text:span text:style-name="T14">Plans</text:span>:</text:p>
      <text:p text:style-name="P6">-<text:span text:style-name="T15">First month,</text:span><text:span text:style-name="T9"> hope to get a server that can sort people into lobbies </text:span></text:p>
      <text:p text:style-name="P6"><text:tab/><text:span text:style-name="T9">Right now I can divide people in real life into separate rooms and <text:tab/>have them play the game and record who won or lost to <text:tab/>raise/lower elo. This probably should be done by a computer.</text:span></text:p>
      <text:p text:style-name="P3"><text:span text:style-name="T2">-</text:span><text:span text:style-name="T8">F</text:span><text:span text:style-name="T7">irst month</text:span><text:span text:style-name="T4">, also go to the tech dumps to get some RAM and make a computer large enough to run a server? </text:span><text:span text:style-name="T6">Don’t know what’s best...</text:span></text:p>
      <text:p text:style-name="P7">-<text:span text:style-name="T13">Throughout</text:span> the process, polish existing code and actually make a nicer system for ‘character selection’ and ‘gameplay’.</text:p>
      <text:p text:style-name="P7"><text:tab/><text:span text:style-name="T17">&gt; Ideally first, characters should be able to see each other; </text:span><text:s/></text:p>
      <text:p text:style-name="P7"><text:tab/><text:span text:style-name="T17">&gt; After that, characters should be able to interact (fight?)</text:span></text:p>
      <text:p text:style-name="P7">-<text:span text:style-name="T17">After the ‘backbone’ network is finished, make class specific abilities. </text:span></text:p>
      <text:p text:style-name="P2"><text:span text:style-name="T14">Issues</text:span> <text:span text:style-name="T11">(I could fix these, but that gives others nothing to do)</text:span>:</text:p>
      <text:p text:style-name="P2">-<text:span text:style-name="T10">There is no quit button.</text:span></text:p>
      <text:p text:style-name="P2">-<text:span text:style-name="T10">The code is messy and probably not optimal</text:span></text:p>
      <text:p text:style-name="P6">-<text:span text:style-name="T10">Random ‘Steven Universe’ fan art was </text:span><text:span text:style-name="T12">mostly </text:span><text:span text:style-name="T10">deleted, [delete it all!]</text:span></text:p>
      <text:p text:style-name="P2"><text:tab/><text:span text:style-name="T2">“</text:span><text:span text:style-name="T5">gems” are okay, obvious Cartoon Network characters are not.</text:span></text:p>
      <text:p text:style-name="P2">-<text:span text:style-name="T10">C</text:span><text:span text:style-name="T11">ursor for shooting is blocked by the head right now, move it?</text:span></text:p>
      <text:p text:style-name="P2">-<text:span text:style-name="T10">Mirror networking does not replace UNet perfectly.</text:span></text:p>
      <text:p text:style-name="P2">-<text:span text:style-name="T10">Game feel? You can work on that if you’d like . . .</text:span></text:p>
      <text:p text:style-name="P2"/>
      <text:p text:style-name="P5">Openness to Ideas:</text:p>
      <text:p text:style-name="P4">Do whatever you want to the world, as long as its not destroying the code or what<text:span text:style-name="T1">ever</text:span> I <text:span text:style-name="T1">was</text:span> trying to get the project initially to be. <text:span text:style-name="T1">Like, if you want some random NPC in the game, then make it yourself and ADD IT IN. Some “Gemsona”, fine… put it in. But if you want to change how the game works to be some ‘themed’ Steven Universe platformer, then the answer is no. Theme =/=</text:span><text:span text:style-name="T3"> Steven Universe</text:span></text:p>
      <text:p text:style-name="P9"><text:span text:style-name="T3">T</text:span><text:span text:style-name="T2">HIS IS NOT GOING TO BE STEVEN UNIVERSE SHOVELWARE. <text:s/></text:span></text:p>
      <text:p text:style-name="P9"><text:span text:style-name="T2"><text:s text:c="13"/></text:span></text:p>
      <text:p text:style-name="P12">I care mostly about functionality, once that is achieved I might start caring about “Juice”, <text:span text:style-name="T9">or how the “Game Fe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rewniverse" svg:font-family="Crewnivers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21:59:04.467000000</meta:creation-date>
    <dc:date>2019-01-20T12:15:22.237000000</dc:date>
    <meta:editing-duration>PT25M41S</meta:editing-duration>
    <meta:editing-cycles>23</meta:editing-cycles>
    <meta:generator>LibreOffice/6.0.2.1$Windows_X86_64 LibreOffice_project/f7f06a8f319e4b62f9bc5095aa112a65d2f3ac89</meta:generator>
    <meta:document-statistic meta:table-count="0" meta:image-count="0" meta:object-count="0" meta:page-count="1" meta:paragraph-count="23" meta:word-count="314" meta:character-count="1769" meta:non-whitespace-character-count="1451"/>
  </office:meta>
</office:document-meta>
</file>